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ManyRendererBase.getConvertedValue( FacesContext facesContext , UIComponent component , Object submitted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lectManyRendererBase.decode( FacesContext facesContext , UIComponent compon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lectManyRendererBase.getConvertedUISelectManyValue( FacesContext facesContext , UISelectMany component , String [ ] submittedValue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5">
            <text:p text:style-name="Table_20_Contents">25</text:p>
          </table:table-cell>
          <table:table-cell office:value-type="float" office:value="81">
            <text:p text:style-name="Table_20_Contents">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